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2.786cm"/>
    </style:style>
    <style:style style:name="P1" style:family="paragraph">
      <style:paragraph-properties fo:margin-left="0cm" fo:margin-right="0cm" fo:text-indent="0cm"/>
      <style:text-properties fo:hyphenate="false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3.38cm" svg:height="2.786cm" svg:x="0.73cm" svg:y="9.655cm">
          <draw:text-box>
            <text:p text:style-name="P1">Av teknisk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bosbach</meta:initial-creator>
    <meta:creation-date>2002-02-08T12:12:09</meta:creation-date>
    <dc:date>2005-12-08T13:49:56</dc:date>
    <dc:language>fr-FR</dc:language>
    <meta:editing-cycles>2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